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6.5cm" svg:y="0.7cm">
            <draw:object draw:notify-on-update-of-ranges="Arkusz1.A3:Arkusz1.A12 Arkusz1.A1:Arkusz1.A1 Arkusz1.B3:Arkusz1.B12 Arkusz1.A16:Arkusz1.A26 Arkusz1.A14:Arkusz1.A14 Arkusz1.B16:Arkusz1.B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PU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410548" calcext:value-type="float">
            <text:p>0,041054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260698" calcext:value-type="float">
            <text:p>0,26069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.92516" calcext:value-type="float">
            <text:p>2,9251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0.9763" calcext:value-type="float">
            <text:p>20,976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62.986" calcext:value-type="float">
            <text:p>162,986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1663.39" calcext:value-type="float">
            <text:p>1663,3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GPU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34816" calcext:value-type="float">
            <text:p>0,33481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6216" calcext:value-type="float">
            <text:p>0,621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.23994" calcext:value-type="float">
            <text:p>3,2399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5.6625" calcext:value-type="float">
            <text:p>25,662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46.656" calcext:value-type="float">
            <text:p>246,656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2607.53" calcext:value-type="float">
            <text:p>2607,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.00.0000</text:date>, <text:time style:data-style-name="N2" text:time-value="22:46:22.57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21:11:11.294000000</meta:creation-date>
    <dc:date>2015-05-24T22:46:54.502000000</dc:date>
    <meta:editing-duration>PT58M5S</meta:editing-duration>
    <meta:editing-cycles>3</meta:editing-cycles>
    <meta:generator>LibreOffice/4.3.5.2$Windows_x86 LibreOffice_project/3a87456aaa6a95c63eea1c1b3201acedf0751bd5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04cm" svg:y="0.316cm" chart:style-name="ch2">
          <text:p>Zależność czas/rozmiar</text:p>
        </chart:title>
        <chart:legend chart:legend-position="end" svg:x="13.936cm" svg:y="3.946cm" style:legend-expansion="high" chart:style-name="ch3"/>
        <chart:plot-area chart:style-name="ch4" table:cell-range-address="Arkusz1.A3:Arkusz1.B12 Arkusz1.A1:Arkusz1.A1 Arkusz1.A14:Arkusz1.A14 Arkusz1.B16:Arkusz1.B26" chart:data-source-has-labels="row" svg:x="1.321cm" svg:y="1.301cm" svg:width="12.295cm" svg:height="6.548cm">
          <chartooo:coordinate-region svg:x="2.525cm" svg:y="1.504cm" svg:width="10.137cm" svg:height="5.692cm"/>
          <chart:axis chart:dimension="x" chart:name="primary-x" chart:style-name="ch5">
            <chart:title svg:x="5.495cm" svg:y="8.029cm" chart:style-name="ch6">
              <text:p>Rozmiar [liczba elementów]</text:p>
            </chart:title>
          </chart:axis>
          <chart:axis chart:dimension="y" chart:name="primary-y" chart:style-name="ch7">
            <chart:title svg:x="0.451cm" svg:y="5.352cm" chart:style-name="ch8">
              <text:p>Czas [ms]</text:p>
            </chart:title>
            <chart:grid chart:style-name="ch9" chart:class="major"/>
          </chart:axis>
          <chart:series chart:style-name="ch10" chart:values-cell-range-address="Arkusz1.B3:Arkusz1.B12" chart:label-cell-address="Arkusz1.A1:Arkusz1.A1" chart:class="chart:scatter">
            <chart:domain table:cell-range-address="Arkusz1.A3:Arkusz1.A12"/>
            <chart:data-point chart:repeated="10"/>
          </chart:series>
          <chart:series chart:style-name="ch11" chart:values-cell-range-address="Arkusz1.B16:Arkusz1.B26" chart:label-cell-address="Arkusz1.A14:Arkusz1.A14" chart:class="chart:scatter">
            <chart:domain table:cell-range-address="Arkusz1.A16:Arkusz1.A2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PU</text:p>
                <draw:g>
                  <svg:desc>Arkusz1.A1:Arkusz1.A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GPU</text:p>
                <draw:g>
                  <svg:desc>Arkusz1.A14:Arkusz1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Arkusz1.A3:Arkusz1.A12</svg:desc>
                </draw:g>
              </table:table-cell>
              <table:table-cell office:value-type="float" office:value="0.0410548">
                <text:p>0.0410548</text:p>
                <draw:g>
                  <svg:desc>Arkusz1.B3:Arkusz1.B12</svg:desc>
                </draw:g>
              </table:table-cell>
              <table:table-cell office:value-type="float" office:value="10000">
                <text:p>10000</text:p>
                <draw:g>
                  <svg:desc>Arkusz1.A16:Arkusz1.A26</svg:desc>
                </draw:g>
              </table:table-cell>
              <table:table-cell office:value-type="float" office:value="0.334816">
                <text:p>0.334816</text:p>
                <draw:g>
                  <svg:desc>Arkusz1.B16:Arkusz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260698">
                <text:p>0.260698</text:p>
              </table:table-cell>
              <table:table-cell office:value-type="float" office:value="100000">
                <text:p>100000</text:p>
              </table:table-cell>
              <table:table-cell office:value-type="float" office:value="0.6216">
                <text:p>0.6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2.92516">
                <text:p>2.92516</text:p>
              </table:table-cell>
              <table:table-cell office:value-type="float" office:value="1000000">
                <text:p>1000000</text:p>
              </table:table-cell>
              <table:table-cell office:value-type="float" office:value="3.23994">
                <text:p>3.23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20.9763">
                <text:p>20.9763</text:p>
              </table:table-cell>
              <table:table-cell office:value-type="float" office:value="10000000">
                <text:p>10000000</text:p>
              </table:table-cell>
              <table:table-cell office:value-type="float" office:value="25.6625">
                <text:p>25.6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0">
                <text:p>100000000</text:p>
              </table:table-cell>
              <table:table-cell office:value-type="float" office:value="162.986">
                <text:p>162.986</text:p>
              </table:table-cell>
              <table:table-cell office:value-type="float" office:value="100000000">
                <text:p>100000000</text:p>
              </table:table-cell>
              <table:table-cell office:value-type="float" office:value="246.656">
                <text:p>246.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663.39">
                <text:p>1663.3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2607.53">
                <text:p>2607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